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0000000D65F7B7FC01285A5C7.png" manifest:media-type="image/png"/>
  <manifest:file-entry manifest:full-path="Pictures/1000020100000147000001306BF23C6E9EBA6790.png" manifest:media-type="image/png"/>
  <manifest:file-entry manifest:full-path="Pictures/10000201000005A6000004E8E39366BF8BD6C858.png" manifest:media-type="image/png"/>
  <manifest:file-entry manifest:full-path="Pictures/10000201000006F0000006F0F953582A578DAC5D.png" manifest:media-type="image/png"/>
  <manifest:file-entry manifest:full-path="Pictures/10000201000000C8000000C852046D9BB80BC98B.png" manifest:media-type="image/png"/>
  <manifest:file-entry manifest:full-path="Pictures/100002010000100000001000AD68ED74B7658055.png" manifest:media-type="image/png"/>
  <manifest:file-entry manifest:full-path="Pictures/10000201000004B00000056F4AFC8F5BF7DF02BE.png" manifest:media-type="image/png"/>
  <manifest:file-entry manifest:full-path="Pictures/10000201000002D40000023129F5BDBC67CC2246.png" manifest:media-type="image/png"/>
  <manifest:file-entry manifest:full-path="Pictures/10000201000001780000009FA037C882B14C5361.png" manifest:media-type="image/png"/>
  <manifest:file-entry manifest:full-path="Pictures/1000020100000CE400000834BCC0D2C73155ACB9.png" manifest:media-type="image/png"/>
  <manifest:file-entry manifest:full-path="Pictures/1000020100000416000004AC57B681A768ACA5ED.png" manifest:media-type="image/png"/>
  <manifest:file-entry manifest:full-path="Pictures/10000201000000FC000000F70C721DD26B41DA6E.png" manifest:media-type="image/png"/>
  <manifest:file-entry manifest:full-path="Pictures/10000201000002DA000001855793324DC4AF644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Ultrafine_20_Dashed" svg:stroke-width="0cm" svg:stroke-color="#3465a4" draw:marker-start="msArrowEnd_20_5" draw:marker-start-width="0.21cm" draw:marker-start-center="fals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solid" draw:stroke-dash="Ultrafine_20_Dashed" svg:stroke-width="0cm" svg:stroke-color="#3465a4" draw:marker-start="msArrowEnd_20_5" draw:marker-start-width="0.21cm" draw:marker-start-center="fals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718cm" svg:height="3.283cm" svg:x="3.017cm" svg:y="3.803cm">
          <draw:image xlink:href="Pictures/10000201000004B00000056F4AFC8F5BF7DF02BE.png" xlink:type="simple" xlink:show="embed" xlink:actuate="onLoad" loext:mime-type="image/png">
            <text:p/>
          </draw:image>
        </draw:frame>
        <draw:frame draw:style-name="gr1" draw:text-style-name="P1" draw:layer="layout" svg:width="3.952cm" svg:height="3.008cm" svg:x="2.961cm" svg:y="6.977cm">
          <draw:image xlink:href="Pictures/100002010000100000001000AD68ED74B7658055.png" xlink:type="simple" xlink:show="embed" xlink:actuate="onLoad" loext:mime-type="image/png">
            <text:p/>
          </draw:image>
        </draw:frame>
        <draw:frame draw:style-name="gr1" draw:text-style-name="P1" draw:layer="layout" svg:width="7.402cm" svg:height="2.376cm" svg:x="2.772cm" svg:y="10.07cm">
          <draw:image xlink:href="Pictures/10000201000001780000009FA037C882B14C5361.png" xlink:type="simple" xlink:show="embed" xlink:actuate="onLoad" loext:mime-type="image/png">
            <text:p/>
          </draw:image>
        </draw:frame>
        <draw:frame draw:style-name="gr1" draw:text-style-name="P1" draw:layer="layout" svg:width="2.964cm" svg:height="1.43cm" svg:x="15.748cm" svg:y="3.142cm">
          <draw:image xlink:href="Pictures/1000020100000CE400000834BCC0D2C73155ACB9.png" xlink:type="simple" xlink:show="embed" xlink:actuate="onLoad" loext:mime-type="image/png">
            <text:p/>
          </draw:image>
        </draw:frame>
        <draw:frame draw:style-name="gr1" draw:text-style-name="P1" draw:layer="layout" svg:width="3.295cm" svg:height="2.868cm" svg:x="11.094cm" svg:y="7.4cm">
          <draw:image xlink:href="Pictures/1000020100000416000004AC57B681A768ACA5ED.png" xlink:type="simple" xlink:show="embed" xlink:actuate="onLoad" loext:mime-type="image/png">
            <text:p/>
          </draw:image>
        </draw:frame>
        <draw:line draw:name="Line 6" draw:style-name="gr2" draw:text-style-name="P1" draw:layer="layout" svg:x1="6.938cm" svg:y1="5.536cm" svg:x2="11.294cm" svg:y2="8.132cm">
          <text:p/>
        </draw:line>
        <draw:line draw:name="Line 7" draw:style-name="gr2" draw:text-style-name="P1" draw:layer="layout" svg:x1="6.927cm" svg:y1="8.42cm" svg:x2="11.103cm" svg:y2="8.422cm">
          <text:p/>
        </draw:line>
        <draw:line draw:name="Line 8" draw:style-name="gr2" draw:text-style-name="P1" draw:layer="layout" svg:x1="9.779cm" svg:y1="10.295cm" svg:x2="11.482cm" svg:y2="8.852cm">
          <text:p/>
        </draw:line>
        <draw:line draw:name="Line 9" draw:style-name="gr3" draw:text-style-name="P1" draw:layer="layout" svg:x1="13.208cm" svg:y1="7.112cm" svg:x2="16.002cm" svg:y2="4.572cm">
          <text:p/>
        </draw:line>
        <draw:line draw:name="Line 10" draw:style-name="gr4" draw:text-style-name="P1" draw:layer="layout" svg:x1="15.286cm" svg:y1="8.42cm" svg:x2="14.524cm" svg:y2="8.42cm">
          <text:p/>
        </draw:line>
        <draw:frame draw:style-name="gr5" draw:text-style-name="P2" draw:layer="layout" svg:width="6.299cm" svg:height="3.356cm" svg:x="18.339cm" svg:y="7.058cm">
          <draw:image xlink:href="Pictures/10000201000002DA000001855793324DC4AF6448.png" xlink:type="simple" xlink:show="embed" xlink:actuate="onLoad" loext:mime-type="image/png">
            <text:p/>
          </draw:image>
        </draw:frame>
        <draw:frame draw:style-name="gr5" draw:text-style-name="P2" draw:layer="layout" svg:width="4.066cm" svg:height="4.066cm" svg:x="14.73cm" svg:y="6.856cm">
          <draw:image xlink:href="Pictures/10000201000006F0000006F0F953582A578DAC5D.png" xlink:type="simple" xlink:show="embed" xlink:actuate="onLoad" loext:mime-type="image/png">
            <text:p/>
          </draw:image>
        </draw:frame>
        <draw:line draw:name="Line 10" draw:style-name="gr4" draw:text-style-name="P1" draw:layer="layout" svg:x1="20.066cm" svg:y1="8.382cm" svg:x2="18.456cm" svg:y2="8.382cm">
          <text:p/>
        </draw:line>
        <draw:frame draw:style-name="gr6" draw:text-style-name="P3" draw:layer="layout" svg:width="2.437cm" svg:height="0.962cm" svg:x="8.128cm" svg:y="5.536cm">
          <draw:text-box>
            <text:p>*.ipynb</text:p>
          </draw:text-box>
        </draw:frame>
        <draw:frame draw:style-name="gr7" draw:text-style-name="P3" draw:layer="layout" svg:width="1.594cm" svg:height="0.962cm" svg:x="6.961cm" svg:y="7.458cm">
          <draw:text-box>
            <text:p>*.py</text:p>
          </draw:text-box>
        </draw:frame>
        <draw:frame draw:style-name="gr7" draw:text-style-name="P3" draw:layer="layout" svg:width="1.594cm" svg:height="0.962cm" svg:x="9.144cm" svg:y="8.852cm">
          <draw:text-box>
            <text:p>*.sh</text:p>
          </draw:text-box>
        </draw:frame>
        <draw:frame draw:style-name="gr5" draw:text-style-name="P2" draw:layer="layout" svg:width="3.68cm" svg:height="2.851cm" svg:x="9.398cm" svg:y="2.032cm">
          <draw:image xlink:href="Pictures/10000201000002D40000023129F5BDBC67CC2246.png" xlink:type="simple" xlink:show="embed" xlink:actuate="onLoad" loext:mime-type="image/png">
            <text:p/>
          </draw:image>
        </draw:frame>
        <draw:line draw:name="Line 6" draw:style-name="gr2" draw:text-style-name="P1" draw:layer="layout" svg:x1="11.938cm" svg:y1="5.334cm" svg:x2="12.446cm" svg:y2="7.112cm">
          <text:p/>
        </draw:line>
        <draw:frame draw:style-name="gr8" draw:text-style-name="P3" draw:layer="layout" svg:width="1.137cm" svg:height="0.962cm" svg:x="11.938cm" svg:y="5.134cm">
          <draw:text-box>
            <text:p>*.r</text:p>
          </draw:text-box>
        </draw:frame>
        <draw:frame draw:style-name="gr9" draw:text-style-name="P3" draw:layer="layout" svg:width="1.598cm" svg:height="0.962cm" svg:x="15.019cm" svg:y="5.088cm">
          <draw:text-box>
            <text:p>[ref]</text:p>
          </draw:text-box>
        </draw:frame>
        <draw:line draw:name="Line 9" draw:style-name="gr10" draw:text-style-name="P1" draw:layer="layout" svg:x1="20.828cm" svg:y1="7.366cm" svg:x2="18.034cm" svg:y2="4.826cm">
          <text:p/>
        </draw:line>
        <draw:line draw:name="Line 9" draw:style-name="gr3" draw:text-style-name="P1" draw:layer="layout" svg:x1="13.26cm" svg:y1="7.061cm" svg:x2="16.054cm" svg:y2="4.521cm">
          <text:p/>
        </draw:line>
        <draw:frame draw:style-name="gr9" draw:text-style-name="P3" draw:layer="layout" svg:width="1.598cm" svg:height="0.962cm" svg:x="18.796cm" svg:y="4.626cm">
          <draw:text-box>
            <text:p>pull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718cm" svg:height="3.283cm" svg:x="1.217cm" svg:y="3.803cm">
          <draw:image xlink:href="Pictures/10000201000004B00000056F4AFC8F5BF7DF02BE.png" xlink:type="simple" xlink:show="embed" xlink:actuate="onLoad" loext:mime-type="image/png">
            <text:p/>
          </draw:image>
        </draw:frame>
        <draw:frame draw:style-name="gr1" draw:text-style-name="P1" draw:layer="layout" svg:width="3.952cm" svg:height="3.008cm" svg:x="1.161cm" svg:y="6.977cm">
          <draw:image xlink:href="Pictures/100002010000100000001000AD68ED74B7658055.png" xlink:type="simple" xlink:show="embed" xlink:actuate="onLoad" loext:mime-type="image/png">
            <text:p/>
          </draw:image>
        </draw:frame>
        <draw:frame draw:style-name="gr1" draw:text-style-name="P1" draw:layer="layout" svg:width="7.402cm" svg:height="2.376cm" svg:x="0.972cm" svg:y="10.07cm">
          <draw:image xlink:href="Pictures/10000201000001780000009FA037C882B14C5361.png" xlink:type="simple" xlink:show="embed" xlink:actuate="onLoad" loext:mime-type="image/png">
            <text:p/>
          </draw:image>
        </draw:frame>
        <draw:frame draw:style-name="gr1" draw:text-style-name="P1" draw:layer="layout" svg:width="2.964cm" svg:height="1.43cm" svg:x="14.148cm" svg:y="3.142cm">
          <draw:image xlink:href="Pictures/1000020100000CE400000834BCC0D2C73155ACB9.png" xlink:type="simple" xlink:show="embed" xlink:actuate="onLoad" loext:mime-type="image/png">
            <text:p/>
          </draw:image>
        </draw:frame>
        <draw:frame draw:style-name="gr1" draw:text-style-name="P1" draw:layer="layout" svg:width="3.295cm" svg:height="2.868cm" svg:x="16.742cm" svg:y="12.7cm">
          <draw:image xlink:href="Pictures/1000020100000416000004AC57B681A768ACA5ED.png" xlink:type="simple" xlink:show="embed" xlink:actuate="onLoad" loext:mime-type="image/png">
            <text:p/>
          </draw:image>
        </draw:frame>
        <draw:line draw:name="Line 6" draw:style-name="gr2" draw:text-style-name="P1" draw:layer="layout" svg:x1="5.138cm" svg:y1="5.536cm" svg:x2="9.494cm" svg:y2="8.132cm">
          <text:p/>
        </draw:line>
        <draw:line draw:name="Line 7" draw:style-name="gr2" draw:text-style-name="P1" draw:layer="layout" svg:x1="5.127cm" svg:y1="8.42cm" svg:x2="9.303cm" svg:y2="8.422cm">
          <text:p/>
        </draw:line>
        <draw:line draw:name="Line 8" draw:style-name="gr2" draw:text-style-name="P1" draw:layer="layout" svg:x1="7.979cm" svg:y1="10.295cm" svg:x2="9.682cm" svg:y2="8.852cm">
          <text:p/>
        </draw:line>
        <draw:line draw:name="Line 9" draw:style-name="gr3" draw:text-style-name="P1" draw:layer="layout" svg:x1="11.408cm" svg:y1="7.112cm" svg:x2="14.202cm" svg:y2="4.572cm">
          <text:p/>
        </draw:line>
        <draw:line draw:name="Line 10" draw:style-name="gr4" draw:text-style-name="P1" draw:layer="layout" svg:x1="14.456cm" svg:y1="8.382cm" svg:x2="12.724cm" svg:y2="8.42cm">
          <text:p/>
        </draw:line>
        <draw:frame draw:style-name="gr6" draw:text-style-name="P3" draw:layer="layout" svg:width="2.437cm" svg:height="0.962cm" svg:x="6.328cm" svg:y="5.536cm">
          <draw:text-box>
            <text:p>*.ipynb</text:p>
          </draw:text-box>
        </draw:frame>
        <draw:frame draw:style-name="gr7" draw:text-style-name="P3" draw:layer="layout" svg:width="1.594cm" svg:height="0.962cm" svg:x="5.161cm" svg:y="7.458cm">
          <draw:text-box>
            <text:p>*.py</text:p>
          </draw:text-box>
        </draw:frame>
        <draw:frame draw:style-name="gr7" draw:text-style-name="P3" draw:layer="layout" svg:width="1.594cm" svg:height="0.962cm" svg:x="7.344cm" svg:y="8.852cm">
          <draw:text-box>
            <text:p>*.sh</text:p>
          </draw:text-box>
        </draw:frame>
        <draw:frame draw:style-name="gr5" draw:text-style-name="P2" draw:layer="layout" svg:width="3.68cm" svg:height="2.851cm" svg:x="7.598cm" svg:y="2.032cm">
          <draw:image xlink:href="Pictures/10000201000002D40000023129F5BDBC67CC2246.png" xlink:type="simple" xlink:show="embed" xlink:actuate="onLoad" loext:mime-type="image/png">
            <text:p/>
          </draw:image>
        </draw:frame>
        <draw:line draw:name="Line 6" draw:style-name="gr2" draw:text-style-name="P1" draw:layer="layout" svg:x1="10.138cm" svg:y1="5.334cm" svg:x2="10.646cm" svg:y2="7.112cm">
          <text:p/>
        </draw:line>
        <draw:frame draw:style-name="gr8" draw:text-style-name="P3" draw:layer="layout" svg:width="1.137cm" svg:height="0.962cm" svg:x="10.138cm" svg:y="5.134cm">
          <draw:text-box>
            <text:p>*.r</text:p>
          </draw:text-box>
        </draw:frame>
        <draw:frame draw:style-name="gr9" draw:text-style-name="P3" draw:layer="layout" svg:width="1.598cm" svg:height="0.962cm" svg:x="13.219cm" svg:y="5.088cm">
          <draw:text-box>
            <text:p>[ref]</text:p>
          </draw:text-box>
        </draw:frame>
        <draw:line draw:name="Line 9" draw:style-name="gr3" draw:text-style-name="P1" draw:layer="layout" svg:x1="11.46cm" svg:y1="7.061cm" svg:x2="14.254cm" svg:y2="4.521cm">
          <text:p/>
        </draw:line>
        <draw:frame draw:style-name="gr12" draw:text-style-name="P5" draw:layer="layout" svg:width="5.291cm" svg:height="5.291cm" svg:x="14.753cm" svg:y="5.631cm">
          <draw:image xlink:href="Pictures/10000201000000C8000000C852046D9BB80BC98B.png" xlink:type="simple" xlink:show="embed" xlink:actuate="onLoad" loext:mime-type="image/png">
            <text:p/>
          </draw:image>
        </draw:frame>
        <draw:frame draw:style-name="gr7" draw:text-style-name="P7" draw:layer="layout" svg:width="1.844cm" svg:height="0.962cm" svg:x="17.25cm" svg:y="9.652cm">
          <draw:text-box>
            <text:p text:style-name="P6"><text:span text:style-name="T1">MLX</text:span></text:p>
          </draw:text-box>
        </draw:frame>
        <draw:frame draw:style-name="gr13" draw:text-style-name="P8" draw:layer="layout" svg:width="0.502cm" svg:height="0.646cm" svg:x="11.975cm" svg:y="7.579cm">
          <draw:text-box>
            <text:p/>
          </draw:text-box>
        </draw:frame>
        <draw:frame draw:style-name="gr12" draw:text-style-name="P5" draw:layer="layout" svg:width="2.605cm" svg:height="2.263cm" svg:x="9.622cm" svg:y="7.328cm">
          <draw:image xlink:href="Pictures/10000201000005A6000004E8E39366BF8BD6C858.png" xlink:type="simple" xlink:show="embed" xlink:actuate="onLoad" loext:mime-type="image/png">
            <text:p/>
          </draw:image>
        </draw:frame>
        <draw:frame draw:style-name="gr7" draw:text-style-name="P7" draw:layer="layout" svg:width="1.594cm" svg:height="0.962cm" svg:x="10.438cm" svg:y="9.591cm">
          <draw:text-box>
            <text:p text:style-name="P6"><text:span text:style-name="T1">C</text:span><text:span text:style-name="T2">³</text:span></text:p>
          </draw:text-box>
        </draw:frame>
        <draw:line draw:name="Line 6" draw:style-name="gr2" draw:text-style-name="P1" draw:layer="layout" svg:x1="18.266cm" svg:y1="10.922cm" svg:x2="18.266cm" svg:y2="12.301cm">
          <text:p/>
        </draw:line>
        <draw:frame draw:style-name="gr12" draw:text-style-name="P5" draw:layer="layout" svg:width="2.575cm" svg:height="2.394cm" svg:x="23.124cm" svg:y="12.192cm">
          <draw:image xlink:href="Pictures/1000020100000147000001306BF23C6E9EBA6790.png" xlink:type="simple" xlink:show="embed" xlink:actuate="onLoad" loext:mime-type="image/png">
            <text:p/>
          </draw:image>
        </draw:frame>
        <draw:frame draw:style-name="gr7" draw:text-style-name="P7" draw:layer="layout" svg:width="6.789cm" svg:height="0.962cm" svg:x="21.16cm" svg:y="14.788cm">
          <draw:text-box>
            <text:p text:style-name="P6"><text:span text:style-name="T1">Wa</text:span><text:span text:style-name="T1">ts</text:span><text:span text:style-name="T1">on </text:span><text:span text:style-name="T1">Or</text:span><text:span text:style-name="T1">ch</text:span><text:span text:style-name="T1">est</text:span><text:span text:style-name="T1">rat</text:span><text:span text:style-name="T1">or</text:span></text:p>
          </draw:text-box>
        </draw:frame>
        <draw:line draw:name="Line 6" draw:style-name="gr2" draw:text-style-name="P1" draw:layer="layout" svg:x1="20.044cm" svg:y1="9.289cm" svg:x2="23.114cm" svg:y2="11.938cm">
          <text:p/>
        </draw:line>
        <draw:frame draw:style-name="gr12" draw:text-style-name="P5" draw:layer="layout" svg:width="4.826cm" svg:height="4.73cm" svg:x="22.036cm" svg:y="5.792cm">
          <draw:image xlink:href="Pictures/10000201000000FC000000F70C721DD26B41DA6E.png" xlink:type="simple" xlink:show="embed" xlink:actuate="onLoad" loext:mime-type="image/png">
            <text:p/>
          </draw:image>
        </draw:frame>
        <draw:frame draw:style-name="gr7" draw:text-style-name="P7" draw:layer="layout" svg:width="3.791cm" svg:height="0.962cm" svg:x="23.061cm" svg:y="10.188cm">
          <draw:text-box>
            <text:p text:style-name="P6"><text:span text:style-name="T1">A</text:span><text:span text:style-name="T1">c</text:span><text:span text:style-name="T1">u</text:span><text:span text:style-name="T1">m</text:span><text:span text:style-name="T1">o</text:span><text:span text:style-name="T1">s</text:span><text:span text:style-name="T1"> </text:span><text:span text:style-name="T1">A</text:span><text:span text:style-name="T1">I</text:span></text:p>
          </draw:text-box>
        </draw:frame>
        <draw:frame draw:style-name="gr12" draw:text-style-name="P5" draw:layer="layout" svg:width="9.112cm" svg:height="2.031cm" svg:x="6.604cm" svg:y="13.208cm">
          <draw:image xlink:href="Pictures/10000201000003C0000000D65F7B7FC01285A5C7.png" xlink:type="simple" xlink:show="embed" xlink:actuate="onLoad" loext:mime-type="image/png">
            <text:p/>
          </draw:image>
        </draw:frame>
        <draw:line draw:name="Line 6" draw:style-name="gr2" draw:text-style-name="P1" draw:layer="layout" svg:x1="10.922cm" svg:y1="10.553cm" svg:x2="10.922cm" svg:y2="12.954cm">
          <text:p/>
        </draw:line>
        <draw:line draw:name="Line 6" draw:style-name="gr2" draw:text-style-name="P1" draw:layer="layout" svg:x1="20.32cm" svg:y1="8.382cm" svg:x2="22.036cm" svg:y2="8.382cm">
          <text:p/>
        </draw:line>
        <presentation:notes draw:style-name="dp1">
          <draw:page-thumbnail draw:style-name="gr11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IBM Plex Sans Devanagari" style:font-family-complex="'IBM Plex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6-21T16:12:00.712285324</meta:creation-date>
    <dc:date>2021-06-29T19:09:02.648024075</dc:date>
    <meta:editing-duration>PT41M33S</meta:editing-duration>
    <meta:editing-cycles>9</meta:editing-cycles>
    <meta:generator>LibreOffice/6.3.6.2$Linux_X86_64 LibreOffice_project/30$Build-2</meta:generator>
    <meta:document-statistic meta:object-count="80"/>
  </office:meta>
</office:document-meta>
</file>